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<text:a xlink:type="simple" xlink:href="#__RefHeading__185_1091544072" text:style-name="Index_20_Link" text:visited-style-name="Index_20_Link">1.История и недостатки COM<text:tab/>2</text:a></text:p>
          <text:p text:style-name="P4"><text:a xlink:type="simple" xlink:href="#__RefHeading__187_1091544072" text:style-name="Index_20_Link" text:visited-style-name="Index_20_Link">2.Архитектура .NET<text:tab/>2</text:a></text:p>
          <text:p text:style-name="P4"><text:a xlink:type="simple" xlink:href="#__RefHeading__189_1091544072" text:style-name="Index_20_Link" text:visited-style-name="Index_20_Link">3.Преимущества .NET<text:tab/>2</text:a></text:p>
          <text:p text:style-name="P4"><text:a xlink:type="simple" xlink:href="#__RefHeading__191_1091544072" text:style-name="Index_20_Link" text:visited-style-name="Index_20_Link">4.Строительные блоки платформы .NET (CLR, CTS и CLS)<text:tab/>2</text:a></text:p>
          <text:p text:style-name="P4"><text:a xlink:type="simple" xlink:href="#__RefHeading__193_1091544072" text:style-name="Index_20_Link" text:visited-style-name="Index_20_Link">5.Отношения между CLR, CTS, CLS с библиотеками базовых классов<text:tab/>2</text:a></text:p>
          <text:p text:style-name="P4"><text:a xlink:type="simple" xlink:href="#__RefHeading__195_1091544072" text:style-name="Index_20_Link" text:visited-style-name="Index_20_Link">6.Управляемый и не управляемый код<text:tab/>2</text:a></text:p>
          <text:p text:style-name="P4"><text:a xlink:type="simple" xlink:href="#__RefHeading__197_1091544072" text:style-name="Index_20_Link" text:visited-style-name="Index_20_Link">7.Интеграция различных языков .NET<text:tab/>2</text:a></text:p>
          <text:p text:style-name="P4"><text:a xlink:type="simple" xlink:href="#__RefHeading__199_1091544072" text:style-name="Index_20_Link" text:visited-style-name="Index_20_Link">8.Роль языка CIL, понятия модуля, сборки и метаданных<text:tab/>2</text:a></text:p>
          <text:p text:style-name="P4"><text:a xlink:type="simple" xlink:href="#__RefHeading__201_1091544072" text:style-name="Index_20_Link" text:visited-style-name="Index_20_Link">9.Управляемый код и сборка<text:tab/>2</text:a></text:p>
          <text:p text:style-name="P4"><text:a xlink:type="simple" xlink:href="#__RefHeading__203_1091544072" text:style-name="Index_20_Link" text:visited-style-name="Index_20_Link">10.Преимущества использования сборок<text:tab/>2</text:a></text:p>
          <text:p text:style-name="P4"><text:a xlink:type="simple" xlink:href="#__RefHeading__205_1091544072" text:style-name="Index_20_Link" text:visited-style-name="Index_20_Link">11.Формат сборки .NET<text:tab/>2</text:a></text:p>
          <text:p text:style-name="P4"><text:a xlink:type="simple" xlink:href="#__RefHeading__207_1091544072" text:style-name="Index_20_Link" text:visited-style-name="Index_20_Link">12.Закрытые и разделяемые сборки<text:tab/>2</text:a></text:p>
          <text:p text:style-name="P4"><text:a xlink:type="simple" xlink:href="#__RefHeading__209_1091544072" text:style-name="Index_20_Link" text:visited-style-name="Index_20_Link">13.Строгие имена<text:tab/>2</text:a></text:p>
          <text:p text:style-name="P4"><text:a xlink:type="simple" xlink:href="#__RefHeading__211_1091544072" text:style-name="Index_20_Link" text:visited-style-name="Index_20_Link">14.Метаданные типов<text:tab/>2</text:a></text:p>
          <text:p text:style-name="P4"><text:a xlink:type="simple" xlink:href="#__RefHeading__213_1091544072" text:style-name="Index_20_Link" text:visited-style-name="Index_20_Link">15.Ключевые слова<text:tab/>2</text:a></text:p>
          <text:p text:style-name="P4"><text:a xlink:type="simple" xlink:href="#__RefHeading__215_1091544072" text:style-name="Index_20_Link" text:visited-style-name="Index_20_Link">16.Рефлексия<text:tab/>2</text:a></text:p>
          <text:p text:style-name="P4"><text:a xlink:type="simple" xlink:href="#__RefHeading__217_1091544072" text:style-name="Index_20_Link" text:visited-style-name="Index_20_Link">17.Класс System.Type<text:tab/>2</text:a></text:p>
          <text:p text:style-name="P4"><text:a xlink:type="simple" xlink:href="#__RefHeading__219_1091544072" text:style-name="Index_20_Link" text:visited-style-name="Index_20_Link">18.Позднее и ранее связывание<text:tab/>2</text:a></text:p>
          <text:p text:style-name="P4"><text:a xlink:type="simple" xlink:href="#__RefHeading__221_1091544072" text:style-name="Index_20_Link" text:visited-style-name="Index_20_Link">19.Понятие CTS<text:tab/>2</text:a></text:p>
          <text:p text:style-name="P4"><text:a xlink:type="simple" xlink:href="#__RefHeading__223_1091544072" text:style-name="Index_20_Link" text:visited-style-name="Index_20_Link">20.Система типов и обеспечение безопасности<text:tab/>2</text:a></text:p>
          <text:p text:style-name="P4"><text:a xlink:type="simple" xlink:href="#__RefHeading__225_1091544072" text:style-name="Index_20_Link" text:visited-style-name="Index_20_Link">21.Ядро общей системы типов<text:tab/>2</text:a></text:p>
          <text:p text:style-name="P4"><text:a xlink:type="simple" xlink:href="#__RefHeading__227_1091544072" text:style-name="Index_20_Link" text:visited-style-name="Index_20_Link">22.Понятие общей языковой спецификации (CLS)<text:tab/>2</text:a></text:p>
          <text:p text:style-name="P4"><text:a xlink:type="simple" xlink:href="#__RefHeading__229_1091544072" text:style-name="Index_20_Link" text:visited-style-name="Index_20_Link">23.Причина для изучения грамматики языка CIL<text:tab/>2</text:a></text:p>
          <text:p text:style-name="P4"><text:a xlink:type="simple" xlink:href="#__RefHeading__231_1091544072" text:style-name="Index_20_Link" text:visited-style-name="Index_20_Link">24.Директивы, атрибуты и коды операция CIL<text:tab/>2</text:a></text:p>
          <text:p text:style-name="P4"><text:a xlink:type="simple" xlink:href="#__RefHeading__233_1091544072" text:style-name="Index_20_Link" text:visited-style-name="Index_20_Link">25.Основанная на стеке природа CIL<text:tab/>2</text:a></text:p>
          <text:p text:style-name="P4"><text:a xlink:type="simple" xlink:href="#__RefHeading__235_1091544072" text:style-name="Index_20_Link" text:visited-style-name="Index_20_Link">26.Возвратное проектирование<text:tab/>2</text:a></text:p>
          <text:p text:style-name="P4"><text:a xlink:type="simple" xlink:href="#__RefHeading__237_1091544072" text:style-name="Index_20_Link" text:visited-style-name="Index_20_Link">27.Директивы и атрибуты CIL<text:tab/>2</text:a></text:p>
          <text:p text:style-name="P4"><text:a xlink:type="simple" xlink:href="#__RefHeading__239_1091544072" text:style-name="Index_20_Link" text:visited-style-name="Index_20_Link">28.Соответствие между базовыми классами .NET, C# и CIL<text:tab/>2</text:a></text:p>
          <text:p text:style-name="P4"><text:a xlink:type="simple" xlink:href="#__RefHeading__241_1091544072" text:style-name="Index_20_Link" text:visited-style-name="Index_20_Link">29.Определение членов типов в CIL<text:tab/>2</text:a></text:p>
          <text:p text:style-name="P4"><text:a xlink:type="simple" xlink:href="#__RefHeading__243_1091544072" text:style-name="Index_20_Link" text:visited-style-name="Index_20_Link">30.Коды операции CIL<text:tab/>2</text:a></text:p>
          <text:p text:style-name="P4"><text:a xlink:type="simple" xlink:href="#__RefHeading__245_1091544072" text:style-name="Index_20_Link" text:visited-style-name="Index_20_Link">31.Пространства имен System.IO<text:tab/>2</text:a></text:p>
          <text:p text:style-name="P4"><text:a xlink:type="simple" xlink:href="#__RefHeading__247_1091544072" text:style-name="Index_20_Link" text:visited-style-name="Index_20_Link">32.Программное отслеживание файлов<text:tab/>2</text:a></text:p>
          <text:p text:style-name="P4"><text:a xlink:type="simple" xlink:href="#__RefHeading__249_1091544072" text:style-name="Index_20_Link" text:visited-style-name="Index_20_Link">33.Сериализация объектов<text:tab/>2</text:a></text:p>
          <text:p text:style-name="P4"><text:a xlink:type="simple" xlink:href="#__RefHeading__251_1091544072" text:style-name="Index_20_Link" text:visited-style-name="Index_20_Link">34.Структурированная обработка исключений<text:tab/>2</text:a></text:p>
          <text:p text:style-name="P4"><text:a xlink:type="simple" xlink:href="#__RefHeading__253_1091544072" text:style-name="Index_20_Link" text:visited-style-name="Index_20_Link">35.Время жизни объектов<text:tab/>2</text:a></text:p>
          <text:p text:style-name="P4"><text:a xlink:type="simple" xlink:href="#__RefHeading__255_1091544072" text:style-name="Index_20_Link" text:visited-style-name="Index_20_Link">36.Автоматическое управление памятью<text:tab/>2</text:a></text:p>
          <text:p text:style-name="P4"><text:a xlink:type="simple" xlink:href="#__RefHeading__257_1091544072" text:style-name="Index_20_Link" text:visited-style-name="Index_20_Link">37.Алгоритм сборки мусора<text:tab/>2</text:a></text:p>
          <text:p text:style-name="P4"><text:a xlink:type="simple" xlink:href="#__RefHeading__259_1091544072" text:style-name="Index_20_Link" text:visited-style-name="Index_20_Link">38.Пространство имен System.Thread<text:tab/>2</text:a></text:p>
          <text:p text:style-name="P4"><text:a xlink:type="simple" xlink:href="#__RefHeading__261_1091544072" text:style-name="Index_20_Link" text:visited-style-name="Index_20_Link">39.Синхронизация потоков в .NET<text:tab/>2</text:a></text:p>
          <text:p text:style-name="P4"><text:a xlink:type="simple" xlink:href="#__RefHeading__263_1091544072" text:style-name="Index_20_Link" text:visited-style-name="Index_20_Link">40.Пулы потоков<text:tab/>2</text:a></text:p>
        </text:index-body>
      </text:table-of-content>
      <text:h text:style-name="P2" text:outline-level="1"/>
      <text:h text:style-name="P3" text:outline-level="1"><text:bookmark-start text:name="__RefHeading__185_1091544072"/>История и недостатки COM<text:bookmark-end text:name="__RefHeading__185_1091544072"/></text:h>
      <text:h text:style-name="P1" text:outline-level="1"><text:bookmark-start text:name="__RefHeading__187_1091544072"/>Архитектура .NET<text:bookmark-end text:name="__RefHeading__187_1091544072"/></text:h>
      <text:h text:style-name="P1" text:outline-level="1"><text:bookmark-start text:name="__RefHeading__189_1091544072"/>Преимущества .NET<text:bookmark-end text:name="__RefHeading__189_1091544072"/></text:h>
      <text:h text:style-name="P1" text:outline-level="1"><text:bookmark-start text:name="__RefHeading__191_1091544072"/>Строительные блоки платформы .NET (CLR, CTS и CLS)<text:bookmark-end text:name="__RefHeading__191_1091544072"/></text:h>
      <text:h text:style-name="P1" text:outline-level="1"><text:bookmark-start text:name="__RefHeading__193_1091544072"/>Отношения между CLR, CTS, CLS с библиотеками базовых классов<text:bookmark-end text:name="__RefHeading__193_1091544072"/></text:h>
      <text:h text:style-name="P1" text:outline-level="1"><text:bookmark-start text:name="__RefHeading__195_1091544072"/>Управляемый и не управляемый код<text:bookmark-end text:name="__RefHeading__195_1091544072"/></text:h>
      <text:h text:style-name="P1" text:outline-level="1"><text:bookmark-start text:name="__RefHeading__197_1091544072"/>Интеграция различных языков .NET<text:bookmark-end text:name="__RefHeading__197_1091544072"/></text:h>
      <text:h text:style-name="P1" text:outline-level="1"><text:bookmark-start text:name="__RefHeading__199_1091544072"/>Роль языка CIL, понятия модуля, сборки и метаданных<text:bookmark-end text:name="__RefHeading__199_1091544072"/></text:h>
      <text:h text:style-name="P1" text:outline-level="1"><text:bookmark-start text:name="__RefHeading__201_1091544072"/>Управляемый код и сборка<text:bookmark-end text:name="__RefHeading__201_1091544072"/></text:h>
      <text:h text:style-name="P1" text:outline-level="1"><text:bookmark-start text:name="__RefHeading__203_1091544072"/>Преимущества использования сборок<text:bookmark-end text:name="__RefHeading__203_1091544072"/></text:h>
      <text:h text:style-name="P1" text:outline-level="1"><text:bookmark-start text:name="__RefHeading__205_1091544072"/>Формат сборки .NET<text:bookmark-end text:name="__RefHeading__205_1091544072"/></text:h>
      <text:h text:style-name="P1" text:outline-level="1"><text:bookmark-start text:name="__RefHeading__207_1091544072"/>Закрытые и разделяемые сборки<text:bookmark-end text:name="__RefHeading__207_1091544072"/></text:h>
      <text:h text:style-name="P1" text:outline-level="1"><text:bookmark-start text:name="__RefHeading__209_1091544072"/>Строгие имена<text:bookmark-end text:name="__RefHeading__209_1091544072"/></text:h>
      <text:h text:style-name="P1" text:outline-level="1"><text:bookmark-start text:name="__RefHeading__211_1091544072"/>Метаданные типов<text:bookmark-end text:name="__RefHeading__211_1091544072"/></text:h>
      <text:h text:style-name="P1" text:outline-level="1"><text:bookmark-start text:name="__RefHeading__213_1091544072"/>Ключевые слова<text:bookmark-end text:name="__RefHeading__213_1091544072"/></text:h>
      <text:h text:style-name="P1" text:outline-level="1"><text:bookmark-start text:name="__RefHeading__215_1091544072"/>Рефлексия<text:bookmark-end text:name="__RefHeading__215_1091544072"/></text:h>
      <text:h text:style-name="P1" text:outline-level="1"><text:bookmark-start text:name="__RefHeading__217_1091544072"/>Класс System.Type<text:bookmark-end text:name="__RefHeading__217_1091544072"/></text:h>
      <text:h text:style-name="P1" text:outline-level="1"><text:bookmark-start text:name="__RefHeading__219_1091544072"/>Позднее и ранее связывание<text:bookmark-end text:name="__RefHeading__219_1091544072"/></text:h>
      <text:h text:style-name="P1" text:outline-level="1"><text:bookmark-start text:name="__RefHeading__221_1091544072"/>Понятие CTS<text:bookmark-end text:name="__RefHeading__221_1091544072"/></text:h>
      <text:h text:style-name="P1" text:outline-level="1"><text:bookmark-start text:name="__RefHeading__223_1091544072"/>Система типов и обеспечение безопасности<text:bookmark-end text:name="__RefHeading__223_1091544072"/></text:h>
      <text:h text:style-name="P1" text:outline-level="1"><text:bookmark-start text:name="__RefHeading__225_1091544072"/>Ядро общей системы типов<text:bookmark-end text:name="__RefHeading__225_1091544072"/></text:h>
      <text:h text:style-name="P1" text:outline-level="1"><text:bookmark-start text:name="__RefHeading__227_1091544072"/>Понятие общей языковой спецификации (CLS)<text:bookmark-end text:name="__RefHeading__227_1091544072"/></text:h>
      <text:h text:style-name="P1" text:outline-level="1"><text:bookmark-start text:name="__RefHeading__229_1091544072"/>Причина для изучения грамматики языка CIL<text:bookmark-end text:name="__RefHeading__229_1091544072"/></text:h>
      <text:h text:style-name="P1" text:outline-level="1"><text:bookmark-start text:name="__RefHeading__231_1091544072"/>Директивы, атрибуты и коды операция CIL<text:bookmark-end text:name="__RefHeading__231_1091544072"/></text:h>
      <text:h text:style-name="P1" text:outline-level="1"><text:bookmark-start text:name="__RefHeading__233_1091544072"/>Основанная на стеке природа CIL<text:bookmark-end text:name="__RefHeading__233_1091544072"/></text:h>
      <text:h text:style-name="P1" text:outline-level="1"><text:bookmark-start text:name="__RefHeading__235_1091544072"/>Возвратное проектирование<text:bookmark-end text:name="__RefHeading__235_1091544072"/></text:h>
      <text:h text:style-name="P1" text:outline-level="1"><text:bookmark-start text:name="__RefHeading__237_1091544072"/>Директивы и атрибуты CIL<text:bookmark-end text:name="__RefHeading__237_1091544072"/></text:h>
      <text:h text:style-name="P1" text:outline-level="1"><text:bookmark-start text:name="__RefHeading__239_1091544072"/>Соответствие между базовыми классами .NET, C# и CIL<text:bookmark-end text:name="__RefHeading__239_1091544072"/></text:h>
      <text:h text:style-name="P1" text:outline-level="1"><text:bookmark-start text:name="__RefHeading__241_1091544072"/>Определение членов типов в CIL<text:bookmark-end text:name="__RefHeading__241_1091544072"/></text:h>
      <text:h text:style-name="P1" text:outline-level="1"><text:bookmark-start text:name="__RefHeading__243_1091544072"/>Коды операции CIL<text:bookmark-end text:name="__RefHeading__243_1091544072"/></text:h>
      <text:h text:style-name="P1" text:outline-level="1"><text:bookmark-start text:name="__RefHeading__245_1091544072"/>Пространства имен System.IO<text:bookmark-end text:name="__RefHeading__245_1091544072"/></text:h>
      <text:h text:style-name="P1" text:outline-level="1"><text:bookmark-start text:name="__RefHeading__247_1091544072"/>Программное отслеживание файлов<text:bookmark-end text:name="__RefHeading__247_1091544072"/></text:h>
      <text:h text:style-name="P1" text:outline-level="1"><text:bookmark-start text:name="__RefHeading__249_1091544072"/>Сериализация объектов<text:bookmark-end text:name="__RefHeading__249_1091544072"/></text:h>
      <text:h text:style-name="P1" text:outline-level="1"><text:bookmark-start text:name="__RefHeading__251_1091544072"/>Структурированная обработка исключений<text:bookmark-end text:name="__RefHeading__251_1091544072"/></text:h>
      <text:h text:style-name="P1" text:outline-level="1"><text:bookmark-start text:name="__RefHeading__253_1091544072"/>Время жизни объектов<text:bookmark-end text:name="__RefHeading__253_1091544072"/></text:h>
      <text:h text:style-name="P1" text:outline-level="1"><text:bookmark-start text:name="__RefHeading__255_1091544072"/>Автоматическое управление памятью<text:bookmark-end text:name="__RefHeading__255_1091544072"/></text:h>
      <text:h text:style-name="P1" text:outline-level="1"><text:bookmark-start text:name="__RefHeading__257_1091544072"/>Алгоритм сборки мусора<text:bookmark-end text:name="__RefHeading__257_1091544072"/></text:h>
      <text:h text:style-name="P1" text:outline-level="1"><text:bookmark-start text:name="__RefHeading__259_1091544072"/>Пространство имен System.Thread<text:bookmark-end text:name="__RefHeading__259_1091544072"/></text:h>
      <text:h text:style-name="P1" text:outline-level="1"><text:bookmark-start text:name="__RefHeading__261_1091544072"/>Синхронизация потоков в .NET<text:bookmark-end text:name="__RefHeading__261_1091544072"/></text:h>
      <text:h text:style-name="P1" text:outline-level="1"><text:bookmark-start text:name="__RefHeading__263_1091544072"/>Пулы потоков<text:bookmark-end text:name="__RefHeading__263_109154407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1T20:17:11.863483083</meta:creation-date>
    <dc:date>2015-01-01T21:59:35.560669368</dc:date>
    <meta:editing-duration>PT35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81" meta:word-count="387" meta:character-count="2548" meta:non-whitespace-character-count="2282"/>
  </office:meta>
</office:document-meta>
</file>